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116cm" fo:min-width="2.929cm"/>
    </style:style>
    <style:style style:name="gr2" style:family="graphic" style:parent-style-name="standard">
      <style:graphic-properties draw:textarea-horizontal-align="justify" draw:textarea-vertical-align="middle" draw:auto-grow-height="false" fo:min-height="7.116cm" fo:min-width="2.929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7.366cm" svg:x="3.54cm" svg:y="4.175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7.366cm" svg:x="13.319cm" svg:y="4.175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29cm" svg:height="7.366cm" svg:x="9.128cm" svg:y="13.31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937cm" svg:height="1.016cm" svg:x="3.413cm" svg:y="2.397cm">
          <draw:text-box>
            <text:p>Public Key</text:p>
          </draw:text-box>
        </draw:frame>
        <draw:frame draw:style-name="gr3" draw:text-style-name="P2" draw:layer="layout" svg:width="3.937cm" svg:height="1.016cm" svg:x="13.065cm" svg:y="2.27cm">
          <draw:text-box>
            <text:p>Private Ke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1T20:29:18.580351106</meta:creation-date>
    <dc:date>2020-04-21T20:31:52.741963382</dc:date>
    <meta:editing-duration>PT2M34S</meta:editing-duration>
    <meta:editing-cycles>1</meta:editing-cycles>
    <meta:document-statistic meta:object-count="5"/>
    <meta:generator>LibreOffice/6.0.7.3$Linux_X86_64 LibreOffice_project/00m0$Build-3</meta:generator>
  </office:meta>
</office:document-meta>
</file>